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92a" officeooo:paragraph-rsid="0002f9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:<text:line-break/>celsius-edward@Celsius:~/Documents/NLP/htk/sources/htk$ cd samples/</text:p>
      <text:p text:style-name="P1">celsius-edward@Celsius:~/Documents/NLP/htk/sources/htk/samples$ ls</text:p>
      <text:p text:style-name="P1">HTKDemo <text:s/>HTKTutorial <text:s/>LICENSE <text:s/>LMTutorial <text:s/>RMHTK</text:p>
      <text:p text:style-name="P1">celsius-edward@Celsius:~/Documents/NLP/htk/sources/htk/samples$ cd HTKTutorial/</text:p>
      <text:p text:style-name="P1">celsius-edward@Celsius:~/Documents/NLP/htk/sources/htk/samples/HTKTutorial$ ls</text:p>
      <text:p text:style-name="P1">ChangeLog <text:s/>makesp <text:s/>maketrihed <text:s/>prompts2mlf <text:s/>prompts2wlist</text:p>
      <text:p text:style-name="P1">celsius-edward@Celsius:~/Documents/NLP/htk/sources/htk/samples/HTKTutorial$ cd ../</text:p>
      <text:p text:style-name="P1">celsius-edward@Celsius:~/Documents/NLP/htk/sources/htk/samples$ cd HTKDemo/</text:p>
      <text:p text:style-name="P1">celsius-edward@Celsius:~/Documents/NLP/htk/sources/htk/samples/HTKDemo$ ls</text:p>
      <text:p text:style-name="P1">accs.scr <text:s text:c="2"/>data <text:s text:c="4"/>MakeProtoHMMSet <text:s/>protoconfs <text:s/>runDemo <text:s text:c="4"/>tidata.scr</text:p>
      <text:p text:style-name="P1">ChangeLog <text:s/>edfiles <text:s/>monlabs.scr <text:s text:c="5"/>README <text:s text:c="5"/>runDemo.pl <text:s/>toolconfs</text:p>
      <text:p text:style-name="P1">codebooks <text:s/>labels <text:s text:c="2"/>networks <text:s text:c="8"/>README.NT <text:s text:c="2"/>test.scr <text:s text:c="3"/>train.scr</text:p>
      <text:p text:style-name="P1">configs <text:s text:c="3"/>lists <text:s text:c="3"/>outaudio <text:s text:c="8"/>results <text:s text:c="4"/>tidata</text:p>
      <text:p text:style-name="P1">celsius-edward@Celsius:~/Documents/NLP/htk/sources/htk/samples/HTKDemo$ cd configs/</text:p>
      <text:p text:style-name="P1">celsius-edward@Celsius:~/Documents/NLP/htk/sources/htk/samples/HTKDemo/configs$ cd ../</text:p>
      <text:p text:style-name="P1">celsius-edward@Celsius:~/Documents/NLP/htk/sources/htk/samples/HTKDemo$ ls</text:p>
      <text:p text:style-name="P1">accs.scr <text:s text:c="2"/>data <text:s text:c="4"/>MakeProtoHMMSet <text:s/>protoconfs <text:s/>runDemo <text:s text:c="4"/>tidata.scr</text:p>
      <text:p text:style-name="P1">ChangeLog <text:s/>edfiles <text:s/>monlabs.scr <text:s text:c="5"/>README <text:s text:c="5"/>runDemo.pl <text:s/>toolconfs</text:p>
      <text:p text:style-name="P1">codebooks <text:s/>labels <text:s text:c="2"/>networks <text:s text:c="8"/>README.NT <text:s text:c="2"/>test.scr <text:s text:c="3"/>train.scr</text:p>
      <text:p text:style-name="P1">configs <text:s text:c="3"/>lists <text:s text:c="3"/>outaudio <text:s text:c="8"/>results <text:s text:c="4"/>tidata</text:p>
      <text:p text:style-name="P1">celsius-edward@Celsius:~/Documents/NLP/htk/sources/htk/samples/HTKDemo$ mkdir -p proto tests hmms.hmm0 hmms.hmm1 hmms.hmm2 hmms.hmm3 hmms.tmp</text:p>
      <text:p text:style-name="P1">celsius-edward@Celsius:~/Documents/NLP/htk/sources/htk/samples/HTKDemo$ export PATH=/home/celsius-edward/Documents/NLP/htk/sources/htk/HLMTools:$PATH</text:p>
      <text:p text:style-name="P1">celsius-edward@Celsius:~/Documents/NLP/htk/sources/htk/samples/HTKDemo$ ls</text:p>
      <text:p text:style-name="P1">accs.scr <text:s text:c="2"/>edfiles <text:s text:c="3"/>hmms.tmp <text:s text:c="8"/>networks <text:s text:c="3"/>README.NT <text:s text:c="2"/>test.scr</text:p>
      <text:p text:style-name="P1">ChangeLog <text:s/>hmms.hmm0 <text:s/>labels <text:s text:c="10"/>outaudio <text:s text:c="3"/>results <text:s text:c="4"/>tidata</text:p>
      <text:p text:style-name="P1">codebooks <text:s/>hmms.hmm1 <text:s/>lists <text:s text:c="11"/>proto <text:s text:c="6"/>runDemo <text:s text:c="4"/>tidata.scr</text:p>
      <text:p text:style-name="P1">configs <text:s text:c="3"/>hmms.hmm2 <text:s/>MakeProtoHMMSet <text:s/>protoconfs <text:s/>runDemo.pl <text:s/>toolconfs</text:p>
      <text:p text:style-name="P1">data <text:s text:c="6"/>hmms.hmm3 <text:s/>monlabs.scr <text:s text:c="5"/>README <text:s text:c="5"/>tests <text:s text:c="6"/>train.scr</text:p>
      <text:p text:style-name="P1">celsius-edward@Celsius:~/Documents/NLP/htk/sources/htk/samples/HTKDemo$ ./runDemo</text:p>
      <text:p text:style-name="P1">USAGE: runDemo DemoConfigFile</text:p>
      <text:p text:style-name="P1">celsius-edward@Celsius:~/Documents/NLP/htk/sources/htk/samples/HTKDemo$ ls configs/</text:p>
      <text:p text:style-name="P1">DcfFormat <text:s text:c="12"/>monPlainM1S3.dcf <text:s text:c="11"/>triDiscM64S3.dcf</text:p>
      <text:p text:style-name="P1">directAudio.dcf <text:s text:c="6"/>monPlainM1S3FullCov.dcf <text:s text:c="4"/>triDiscM64S3HSmooth.dcf</text:p>
      <text:p text:style-name="P1">lbiPlainS1.dcf <text:s text:c="7"/>monPlainM1S3HERestPell.dcf <text:s/>triPlainS1.dcf</text:p>
      <text:p text:style-name="P1">monDiscM64S1Lin.dcf <text:s text:c="2"/>monPlainM4S1.dcf <text:s text:c="11"/>triSharedS1.dcf</text:p>
      <text:p text:style-name="P1">monDiscM64S1Tree.dcf <text:s/>monSharedM1S3.dcf <text:s text:c="10"/>triTiedMixS1.dcf</text:p>
      <text:p text:style-name="P1">monDiscM64S3Lin.dcf <text:s text:c="2"/>monTiedMixS1.dcf <text:s text:c="11"/>triTiedMixS1HSmooth.dcf</text:p>
      <text:p text:style-name="P1">monDiscM64S3Tree.dcf <text:s/>monTiedMixS3.dcf <text:s text:c="11"/>triTiedStateS1.dcf</text:p>
      <text:p text:style-name="P1">monPlainM1S1.dcf <text:s text:c="5"/>rbiPlainS1.dcf</text:p>
      <text:p text:style-name="P1">celsius-edward@Celsius:~/Documents/NLP/htk/sources/htk/samples/HTKDemo$ ./runDemo monPlainM4S1 </text:p>
      <text:p text:style-name="P1">Can't open monPlainM4S1: No such file or directory at ./runDemo line 381.</text:p>
      <text:p text:style-name="P1">Cannot find proto config file /proto_s_m_c.pcf</text:p>
      <text:p text:style-name="P1">celsius-edward@Celsius:~/Documents/NLP/htk/sources/htk/samples/HTKDemo$ ./runDemo configs/monPlainM4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><text:soft-page-break/></text:p>
      <text:p text:style-name="P1">hsKind <text:s text:c="13"/>p</text:p>
      <text:p text:style-name="P1">covKind <text:s text:c="12"/>d</text:p>
      <text:p text:style-name="P1">nStreams <text:s text:c="11"/>1</text:p>
      <text:p text:style-name="P1">nMixes <text:s text:c="13"/>4</text:p>
      <text:p text:style-name="P1">Context <text:s text:c="12"/>m</text:p>
      <text:p text:style-name="P1">TiedState <text:s text:c="10"/>n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/>
      <text:p text:style-name="P1"/>
      <text:p text:style-name="P1">./MakeProtoHMMSet protoconfs/proto_s1_m4_dc.pcf</text:p>
      <text:p text:style-name="P1"><text:s/>Proto Config File Read</text:p>
      <text:p text:style-name="P1"><text:s/>=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ates <text:s text:c="12"/>3</text:p>
      <text:p text:style-name="P1">nStreams <text:s text:c="11"/>1</text:p>
      <text:p text:style-name="P1">sWidths <text:s text:c="12"/>26</text:p>
      <text:p text:style-name="P1">mixes <text:s text:c="14"/>4</text:p>
      <text:p text:style-name="P1">parmKind <text:s text:c="11"/>MFCC_E_D</text:p>
      <text:p text:style-name="P1">vecSize <text:s text:c="12"/>26</text:p>
      <text:p text:style-name="P1">outDir <text:s text:c="13"/>proto</text:p>
      <text:p text:style-name="P1">hmmList <text:s text:c="12"/>lists/bcplist</text:p>
      <text:p text:style-name="P1"/>
      <text:p text:style-name="P1"/>
      <text:p text:style-name="P1">Writing HMMSet</text:p>
      <text:p text:style-name="P1"/>
      <text:p text:style-name="P1">Writing HMMDef to proto/S</text:p>
      <text:p text:style-name="P1">Writing HMMDef to proto/C</text:p>
      <text:p text:style-name="P1">Writing HMMDef to proto/V</text:p>
      <text:p text:style-name="P1">Writing HMMDef to proto/N</text:p>
      <text:p text:style-name="P1"><text:soft-page-break/>Writing HMMDef to proto/L</text:p>
      <text:p text:style-name="P1">Can't open hmms/hmm.0</text:p>
      <text:p text:style-name="P1">celsius-edward@Celsius:~/Documents/NLP/htk/sources/htk/samples/HTKDemo$ ls</text:p>
      <text:p text:style-name="P1">accs.scr <text:s text:c="2"/>edfiles <text:s text:c="3"/>hmms.tmp <text:s text:c="8"/>networks <text:s text:c="3"/>README.NT <text:s text:c="2"/>test.scr</text:p>
      <text:p text:style-name="P1">ChangeLog <text:s/>hmms.hmm0 <text:s/>labels <text:s text:c="10"/>outaudio <text:s text:c="3"/>results <text:s text:c="4"/>tidata</text:p>
      <text:p text:style-name="P1">codebooks <text:s/>hmms.hmm1 <text:s/>lists <text:s text:c="11"/>proto <text:s text:c="6"/>runDemo <text:s text:c="4"/>tidata.scr</text:p>
      <text:p text:style-name="P1">configs <text:s text:c="3"/>hmms.hmm2 <text:s/>MakeProtoHMMSet <text:s/>protoconfs <text:s/>runDemo.pl <text:s/>toolconfs</text:p>
      <text:p text:style-name="P1">data <text:s text:c="6"/>hmms.hmm3 <text:s/>monlabs.scr <text:s text:c="5"/>README <text:s text:c="5"/>tests <text:s text:c="6"/>train.scr</text:p>
      <text:p text:style-name="P1">celsius-edward@Celsius:~/Documents/NLP/htk/sources/htk/samples/HTKDemo$ rmdir hmms.hmm?</text:p>
      <text:p text:style-name="P1">celsius-edward@Celsius:~/Documents/NLP/htk/sources/htk/samples/HTKDemo$ mkdir -p hmms/hmm.0 hmms/hmm.1 hmms/hmm.2 hmms/hmm.3</text:p>
      <text:p text:style-name="P1">celsius-edward@Celsius:~/Documents/NLP/htk/sources/htk/samples/HTKDemo$ ./runDemo configs/monPlainM4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reams <text:s text:c="11"/>1</text:p>
      <text:p text:style-name="P1">nMixes <text:s text:c="13"/>4</text:p>
      <text:p text:style-name="P1">Context <text:s text:c="12"/>m</text:p>
      <text:p text:style-name="P1">TiedState <text:s text:c="10"/>n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/>
      <text:p text:style-name="P1"/>
      <text:p text:style-name="P1">./MakeProtoHMMSet protoconfs/proto_s1_m4_dc.pcf</text:p>
      <text:p text:style-name="P1"><text:s/>Proto Config File Read</text:p>
      <text:p text:style-name="P1"><text:s/>======================</text:p>
      <text:p text:style-name="P1">Parameter <text:s text:c="8"/>Value</text:p>
      <text:p text:style-name="P1">-----------------------</text:p>
      <text:p text:style-name="P1"/>
      <text:p text:style-name="P1"><text:soft-page-break/>hsKind <text:s text:c="13"/>p</text:p>
      <text:p text:style-name="P1">covKind <text:s text:c="12"/>d</text:p>
      <text:p text:style-name="P1">nStates <text:s text:c="12"/>3</text:p>
      <text:p text:style-name="P1">nStreams <text:s text:c="11"/>1</text:p>
      <text:p text:style-name="P1">sWidths <text:s text:c="12"/>26</text:p>
      <text:p text:style-name="P1">mixes <text:s text:c="14"/>4</text:p>
      <text:p text:style-name="P1">parmKind <text:s text:c="11"/>MFCC_E_D</text:p>
      <text:p text:style-name="P1">vecSize <text:s text:c="12"/>26</text:p>
      <text:p text:style-name="P1">outDir <text:s text:c="13"/>proto</text:p>
      <text:p text:style-name="P1">hmmList <text:s text:c="12"/>lists/bcplist</text:p>
      <text:p text:style-name="P1"/>
      <text:p text:style-name="P1"/>
      <text:p text:style-name="P1">Writing HMMSet</text:p>
      <text:p text:style-name="P1"/>
      <text:p text:style-name="P1">Writing HMMDef to proto/S</text:p>
      <text:p text:style-name="P1">Writing HMMDef to proto/C</text:p>
      <text:p text:style-name="P1">Writing HMMDef to proto/V</text:p>
      <text:p text:style-name="P1">Writing HMMDef to proto/N</text:p>
      <text:p text:style-name="P1">Writing HMMDef to proto/L</text:p>
      <text:p text:style-name="P1"/>
      <text:p text:style-name="P1"/>
      <text:p text:style-name="P1">Calling HInit for HMM S</text:p>
      <text:p text:style-name="P1">sh: 1: HInit: not found</text:p>
      <text:p text:style-name="P1"/>
      <text:p text:style-name="P1"/>
      <text:p text:style-name="P1">Calling HInit for HMM C</text:p>
      <text:p text:style-name="P1">sh: 1: HInit: not found</text:p>
      <text:p text:style-name="P1"/>
      <text:p text:style-name="P1"/>
      <text:p text:style-name="P1">Calling HInit for HMM V</text:p>
      <text:p text:style-name="P1">sh: 1: HInit: not found</text:p>
      <text:p text:style-name="P1"/>
      <text:p text:style-name="P1"/>
      <text:p text:style-name="P1">Calling HInit for HMM N</text:p>
      <text:p text:style-name="P1">sh: 1: HInit: not found</text:p>
      <text:p text:style-name="P1"/>
      <text:p text:style-name="P1"/>
      <text:p text:style-name="P1">Calling HInit for HMM L</text:p>
      <text:p text:style-name="P1">sh: 1: HInit: not found</text:p>
      <text:p text:style-name="P1">Source Directory Empty hmms/hmm.0</text:p>
      <text:p text:style-name="P1">celsius-edward@Celsius:~/Documents/NLP/htk/sources/htk/samples/HTKDemo$ mkdir test</text:p>
      <text:p text:style-name="P1">celsius-edward@Celsius:~/Documents/NLP/htk/sources/htk/samples/HTKDemo$ ./runDemo configs/monPlainM4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reams <text:s text:c="11"/>1</text:p>
      <text:p text:style-name="P1">nMixes <text:s text:c="13"/>4</text:p>
      <text:p text:style-name="P1"><text:soft-page-break/>Context <text:s text:c="12"/>m</text:p>
      <text:p text:style-name="P1">TiedState <text:s text:c="10"/>n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/>
      <text:p text:style-name="P1"/>
      <text:p text:style-name="P1">./MakeProtoHMMSet protoconfs/proto_s1_m4_dc.pcf</text:p>
      <text:p text:style-name="P1"><text:s/>Proto Config File Read</text:p>
      <text:p text:style-name="P1"><text:s/>=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ates <text:s text:c="12"/>3</text:p>
      <text:p text:style-name="P1">nStreams <text:s text:c="11"/>1</text:p>
      <text:p text:style-name="P1">sWidths <text:s text:c="12"/>26</text:p>
      <text:p text:style-name="P1">mixes <text:s text:c="14"/>4</text:p>
      <text:p text:style-name="P1">parmKind <text:s text:c="11"/>MFCC_E_D</text:p>
      <text:p text:style-name="P1">vecSize <text:s text:c="12"/>26</text:p>
      <text:p text:style-name="P1">outDir <text:s text:c="13"/>proto</text:p>
      <text:p text:style-name="P1">hmmList <text:s text:c="12"/>lists/bcplist</text:p>
      <text:p text:style-name="P1"/>
      <text:p text:style-name="P1"/>
      <text:p text:style-name="P1">Writing HMMSet</text:p>
      <text:p text:style-name="P1"/>
      <text:p text:style-name="P1">Writing HMMDef to proto/S</text:p>
      <text:p text:style-name="P1">Writing HMMDef to proto/C</text:p>
      <text:p text:style-name="P1">Writing HMMDef to proto/V</text:p>
      <text:p text:style-name="P1">Writing HMMDef to proto/N</text:p>
      <text:p text:style-name="P1">Writing HMMDef to proto/L</text:p>
      <text:p text:style-name="P1"/>
      <text:p text:style-name="P1"/>
      <text:p text:style-name="P1">Calling HInit for HMM S</text:p>
      <text:p text:style-name="P1">sh: 1: HInit: not found</text:p>
      <text:p text:style-name="P1"><text:soft-page-break/></text:p>
      <text:p text:style-name="P1"/>
      <text:p text:style-name="P1">Calling HInit for HMM C</text:p>
      <text:p text:style-name="P1">sh: 1: HInit: not found</text:p>
      <text:p text:style-name="P1"/>
      <text:p text:style-name="P1"/>
      <text:p text:style-name="P1">Calling HInit for HMM V</text:p>
      <text:p text:style-name="P1">sh: 1: HInit: not found</text:p>
      <text:p text:style-name="P1"/>
      <text:p text:style-name="P1"/>
      <text:p text:style-name="P1">Calling HInit for HMM N</text:p>
      <text:p text:style-name="P1">sh: 1: HInit: not found</text:p>
      <text:p text:style-name="P1"/>
      <text:p text:style-name="P1"/>
      <text:p text:style-name="P1">Calling HInit for HMM L</text:p>
      <text:p text:style-name="P1">sh: 1: HInit: not found</text:p>
      <text:p text:style-name="P1">Source Directory Empty hmms/hmm.0</text:p>
      <text:p text:style-name="P1">celsius-edward@Celsius:~/Documents/NLP/htk/sources/htk/samples/HTKDemo$ ls configs/</text:p>
      <text:p text:style-name="P1">DcfFormat <text:s text:c="12"/>monPlainM1S3.dcf <text:s text:c="11"/>triDiscM64S3.dcf</text:p>
      <text:p text:style-name="P1">directAudio.dcf <text:s text:c="6"/>monPlainM1S3FullCov.dcf <text:s text:c="4"/>triDiscM64S3HSmooth.dcf</text:p>
      <text:p text:style-name="P1">lbiPlainS1.dcf <text:s text:c="7"/>monPlainM1S3HERestPell.dcf <text:s/>triPlainS1.dcf</text:p>
      <text:p text:style-name="P1">monDiscM64S1Lin.dcf <text:s text:c="2"/>monPlainM4S1.dcf <text:s text:c="11"/>triSharedS1.dcf</text:p>
      <text:p text:style-name="P1">monDiscM64S1Tree.dcf <text:s/>monSharedM1S3.dcf <text:s text:c="10"/>triTiedMixS1.dcf</text:p>
      <text:p text:style-name="P1">monDiscM64S3Lin.dcf <text:s text:c="2"/>monTiedMixS1.dcf <text:s text:c="11"/>triTiedMixS1HSmooth.dcf</text:p>
      <text:p text:style-name="P1">monDiscM64S3Tree.dcf <text:s/>monTiedMixS3.dcf <text:s text:c="11"/>triTiedStateS1.dcf</text:p>
      <text:p text:style-name="P1">monPlainM1S1.dcf <text:s text:c="5"/>rbiPlainS1.dcf</text:p>
      <text:p text:style-name="P1">celsius-edward@Celsius:~/Documents/NLP/htk/sources/htk/samples/HTKDemo$ ./runDemo configs/triTiedState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s</text:p>
      <text:p text:style-name="P1">covKind <text:s text:c="12"/>d</text:p>
      <text:p text:style-name="P1">nStreams <text:s text:c="11"/>1</text:p>
      <text:p text:style-name="P1">nMixes <text:s text:c="13"/>1</text:p>
      <text:p text:style-name="P1">Context <text:s text:c="12"/>t</text:p>
      <text:p text:style-name="P1">TiedState <text:s text:c="10"/>y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<text:soft-page-break/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>Has the appropriate monophone system been generated Y/N?:Y</text:p>
      <text:p text:style-name="P1">WARNING: Monophones should have no parameter sharing</text:p>
      <text:p text:style-name="P1"/>
      <text:p text:style-name="P1">labels/bcplabs/tri not empty, overwrite using HLEd Y/N?:Y</text:p>
      <text:p text:style-name="P1"/>
      <text:p text:style-name="P1">Removing files from labels/bcplabs/tri</text:p>
      <text:p text:style-name="P1">Removed 10 files</text:p>
      <text:p text:style-name="P1">sh: 1: HLEd: not found</text:p>
      <text:p text:style-name="P1">Source Directory Empty hmms/hmm.2</text:p>
      <text:p text:style-name="P1">celsius-edward@Celsius:~/Documents/NLP/htk/sources/htk/samples/HTKDemo$ mkdir -p hmms/tmp</text:p>
      <text:p text:style-name="P1">celsius-edward@Celsius:~/Documents/NLP/htk/sources/htk/samples/HTKDemo$ ./runDemo configs/triTiedState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s</text:p>
      <text:p text:style-name="P1">covKind <text:s text:c="12"/>d</text:p>
      <text:p text:style-name="P1">nStreams <text:s text:c="11"/>1</text:p>
      <text:p text:style-name="P1">nMixes <text:s text:c="13"/>1</text:p>
      <text:p text:style-name="P1">Context <text:s text:c="12"/>t</text:p>
      <text:p text:style-name="P1">TiedState <text:s text:c="10"/>y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>Has the appropriate monophone system been generated Y/N?:</text:p>
      <text:p text:style-name="P1">Cleaning up directories</text:p>
      <text:p text:style-name="P1">Done cleaning</text:p>
      <text:p text:style-name="P1"><text:soft-page-break/></text:p>
      <text:p text:style-name="P1"/>
      <text:p text:style-name="P1">./MakeProtoHMMSet protoconfs/proto_s1_m1_dc.pcf</text:p>
      <text:p text:style-name="P1"><text:s/>Proto Config File Read</text:p>
      <text:p text:style-name="P1"><text:s/>=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ates <text:s text:c="12"/>3</text:p>
      <text:p text:style-name="P1">nStreams <text:s text:c="11"/>1</text:p>
      <text:p text:style-name="P1">sWidths <text:s text:c="12"/>26</text:p>
      <text:p text:style-name="P1">mixes <text:s text:c="14"/>1</text:p>
      <text:p text:style-name="P1">parmKind <text:s text:c="11"/>MFCC_E_D</text:p>
      <text:p text:style-name="P1">vecSize <text:s text:c="12"/>26</text:p>
      <text:p text:style-name="P1">outDir <text:s text:c="13"/>proto</text:p>
      <text:p text:style-name="P1">hmmList <text:s text:c="12"/>lists/bcplist</text:p>
      <text:p text:style-name="P1"/>
      <text:p text:style-name="P1"/>
      <text:p text:style-name="P1">Writing HMMSet</text:p>
      <text:p text:style-name="P1"/>
      <text:p text:style-name="P1">Writing HMMDef to proto/S</text:p>
      <text:p text:style-name="P1">Writing HMMDef to proto/C</text:p>
      <text:p text:style-name="P1">Writing HMMDef to proto/V</text:p>
      <text:p text:style-name="P1">Writing HMMDef to proto/N</text:p>
      <text:p text:style-name="P1">Writing HMMDef to proto/L</text:p>
      <text:p text:style-name="P1"/>
      <text:p text:style-name="P1"/>
      <text:p text:style-name="P1">Calling HInit for HMM S</text:p>
      <text:p text:style-name="P1">sh: 1: HInit: not found</text:p>
      <text:p text:style-name="P1"/>
      <text:p text:style-name="P1"/>
      <text:p text:style-name="P1">Calling HInit for HMM C</text:p>
      <text:p text:style-name="P1">sh: 1: HInit: not found</text:p>
      <text:p text:style-name="P1"/>
      <text:p text:style-name="P1"/>
      <text:p text:style-name="P1">Calling HInit for HMM V</text:p>
      <text:p text:style-name="P1">sh: 1: HInit: not found</text:p>
      <text:p text:style-name="P1"/>
      <text:p text:style-name="P1"/>
      <text:p text:style-name="P1">Calling HInit for HMM N</text:p>
      <text:p text:style-name="P1">sh: 1: HInit: not found</text:p>
      <text:p text:style-name="P1"/>
      <text:p text:style-name="P1"/>
      <text:p text:style-name="P1">Calling HInit for HMM L</text:p>
      <text:p text:style-name="P1">sh: 1: HInit: not found</text:p>
      <text:p text:style-name="P1">Source Directory Empty hmms/hmm.0</text:p>
      <text:p text:style-name="P1">celsius-edward@Celsius:~/Documents/NLP/htk/sources/htk/samples/HTKDemo$ ./runDemo configs/triTiedStateS1.dcf</text:p>
      <text:p text:style-name="P1"><text:s/>Test Config File Read</text:p>
      <text:p text:style-name="P1"><text:s/>=====================</text:p>
      <text:p text:style-name="P1"><text:soft-page-break/>Parameter <text:s text:c="8"/>Value</text:p>
      <text:p text:style-name="P1">-----------------------</text:p>
      <text:p text:style-name="P1"/>
      <text:p text:style-name="P1">hsKind <text:s text:c="13"/>s</text:p>
      <text:p text:style-name="P1">covKind <text:s text:c="12"/>d</text:p>
      <text:p text:style-name="P1">nStreams <text:s text:c="11"/>1</text:p>
      <text:p text:style-name="P1">nMixes <text:s text:c="13"/>1</text:p>
      <text:p text:style-name="P1">Context <text:s text:c="12"/>t</text:p>
      <text:p text:style-name="P1">TiedState <text:s text:c="10"/>y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>Has the appropriate monophone system been generated Y/N?:y</text:p>
      <text:p text:style-name="P1">WARNING: Monophones should have no parameter sharing</text:p>
      <text:p text:style-name="P1">sh: 1: HLEd: not found</text:p>
      <text:p text:style-name="P1">Source Directory Empty hmms/hmm.2</text:p>
      <text:p text:style-name="P1">celsius-edward@Celsius:~/Documents/NLP/htk/sources/htk/samples/HTKDemo$ export PATH=/home/celsius-edward/Documents/NLP/htk/sources/htk/HTKTools:$PATH</text:p>
      <text:p text:style-name="P1">celsius-edward@Celsius:~/Documents/NLP/htk/sources/htk/samples/HTKDemo$ which HInit</text:p>
      <text:p text:style-name="P1">/home/celsius-edward/Documents/NLP/htk/sources/htk/HTKTools/HInit</text:p>
      <text:p text:style-name="P1">celsius-edward@Celsius:~/Documents/NLP/htk/sources/htk/samples/HTKDemo$ ./runDemo configs/triTiedState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s</text:p>
      <text:p text:style-name="P1">covKind <text:s text:c="12"/>d</text:p>
      <text:p text:style-name="P1">nStreams <text:s text:c="11"/>1</text:p>
      <text:p text:style-name="P1">nMixes <text:s text:c="13"/>1</text:p>
      <text:p text:style-name="P1">Context <text:s text:c="12"/>t</text:p>
      <text:p text:style-name="P1">TiedState <text:s text:c="10"/>y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<text:soft-page-break/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>Has the appropriate monophone system been generated Y/N?:Y</text:p>
      <text:p text:style-name="P1">WARNING: Monophones should have no parameter sharing</text:p>
      <text:p text:style-name="P1">HLEd -A -l labels/bcplabs/tri -n lists/contDepList -D -T 1 edfiles/edtlabs.led labels/bcplabs/mon/te1.lab labels/bcplabs/mon/te2.lab labels/bcplabs/mon/te3.lab labels/bcplabs/mon/tr1.lab labels/bcplabs/mon/tr2.lab labels/bcplabs/mon/tr3.lab labels/bcplabs/mon/tr4.lab labels/bcplabs/mon/tr5.lab labels/bcplabs/mon/tr6.lab labels/bcplabs/mon/tr7.lab </text:p>
      <text:p text:style-name="P1"/>
      <text:p text:style-name="P1">No HTK Configuration Parameters Set</text:p>
      <text:p text:style-name="P1"/>
      <text:p text:style-name="P1">Editing file: labels/bcplabs/mon/te1.lab</text:p>
      <text:p text:style-name="P1"><text:s text:c="3"/>0 adds; 0 deletes; 0 replaces; 31 changes; 0 merges</text:p>
      <text:p text:style-name="P1">Editing file: labels/bcplabs/mon/te2.lab</text:p>
      <text:p text:style-name="P1"><text:s text:c="3"/>0 adds; 0 deletes; 0 replaces; 38 changes; 0 merges</text:p>
      <text:p text:style-name="P1">Editing file: labels/bcplabs/mon/te3.lab</text:p>
      <text:p text:style-name="P1"><text:s text:c="3"/>0 adds; 0 deletes; 0 replaces; 58 changes; 0 merges</text:p>
      <text:p text:style-name="P1">Editing file: labels/bcplabs/mon/tr1.lab</text:p>
      <text:p text:style-name="P1"><text:s text:c="3"/>0 adds; 0 deletes; 0 replaces; 36 changes; 0 merges</text:p>
      <text:p text:style-name="P1">Editing file: labels/bcplabs/mon/tr2.lab</text:p>
      <text:p text:style-name="P1"><text:s text:c="3"/>0 adds; 0 deletes; 0 replaces; 43 changes; 0 merges</text:p>
      <text:p text:style-name="P1">Editing file: labels/bcplabs/mon/tr3.lab</text:p>
      <text:p text:style-name="P1"><text:s text:c="3"/>0 adds; 0 deletes; 0 replaces; 35 changes; 0 merges</text:p>
      <text:p text:style-name="P1">Editing file: labels/bcplabs/mon/tr4.lab</text:p>
      <text:p text:style-name="P1"><text:s text:c="3"/>0 adds; 0 deletes; 0 replaces; 28 changes; 0 merges</text:p>
      <text:p text:style-name="P1">Editing file: labels/bcplabs/mon/tr5.lab</text:p>
      <text:p text:style-name="P1"><text:s text:c="3"/>0 adds; 0 deletes; 0 replaces; 20 changes; 0 merges</text:p>
      <text:p text:style-name="P1">Editing file: labels/bcplabs/mon/tr6.lab</text:p>
      <text:p text:style-name="P1"><text:s text:c="3"/>0 adds; 0 deletes; 0 replaces; 24 changes; 0 merges</text:p>
      <text:p text:style-name="P1">Editing file: labels/bcplabs/mon/tr7.lab</text:p>
      <text:p text:style-name="P1"><text:s text:c="3"/>0 adds; 0 deletes; 0 replaces; 19 changes; 0 merges</text:p>
      <text:p text:style-name="P1"/>
      <text:p text:style-name="P1">No HTK Configuration Parameters Set</text:p>
      <text:p text:style-name="P1"/>
      <text:p text:style-name="P1">Source Directory Empty hmms/hmm.2</text:p>
      <text:p text:style-name="P1">celsius-edward@Celsius:~/Documents/NLP/htk/sources/htk/samples/HTKDemo$ export PATH=$PATH:~/Documents/NLP/htk/sources/htk/bin/Linux</text:p>
      <text:p text:style-name="P1"><text:soft-page-break/>celsius-edward@Celsius:~/Documents/NLP/htk/sources/htk/samples/HTKDemo$ ./runDemo configs/triTiedState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s</text:p>
      <text:p text:style-name="P1">covKind <text:s text:c="12"/>d</text:p>
      <text:p text:style-name="P1">nStreams <text:s text:c="11"/>1</text:p>
      <text:p text:style-name="P1">nMixes <text:s text:c="13"/>1</text:p>
      <text:p text:style-name="P1">Context <text:s text:c="12"/>t</text:p>
      <text:p text:style-name="P1">TiedState <text:s text:c="10"/>y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>Has the appropriate monophone system been generated Y/N?:Y</text:p>
      <text:p text:style-name="P1">WARNING: Monophones should have no parameter sharing</text:p>
      <text:p text:style-name="P1"/>
      <text:p text:style-name="P1">labels/bcplabs/tri not empty, overwrite using HLEd Y/N?:Y</text:p>
      <text:p text:style-name="P1"/>
      <text:p text:style-name="P1">Removing files from labels/bcplabs/tri</text:p>
      <text:p text:style-name="P1">Removed 10 files</text:p>
      <text:p text:style-name="P1">HLEd -A -l labels/bcplabs/tri -n lists/contDepList -D -T 1 edfiles/edtlabs.led labels/bcplabs/mon/te1.lab labels/bcplabs/mon/te2.lab labels/bcplabs/mon/te3.lab labels/bcplabs/mon/tr1.lab labels/bcplabs/mon/tr2.lab labels/bcplabs/mon/tr3.lab labels/bcplabs/mon/tr4.lab labels/bcplabs/mon/tr5.lab labels/bcplabs/mon/tr6.lab labels/bcplabs/mon/tr7.lab </text:p>
      <text:p text:style-name="P1"/>
      <text:p text:style-name="P1">No HTK Configuration Parameters Set</text:p>
      <text:p text:style-name="P1"/>
      <text:p text:style-name="P1">Editing file: labels/bcplabs/mon/te1.lab</text:p>
      <text:p text:style-name="P1"><text:s text:c="3"/>0 adds; 0 deletes; 0 replaces; 31 changes; 0 merges</text:p>
      <text:p text:style-name="P1">Editing file: labels/bcplabs/mon/te2.lab</text:p>
      <text:p text:style-name="P1"><text:s text:c="3"/>0 adds; 0 deletes; 0 replaces; 38 changes; 0 merges</text:p>
      <text:p text:style-name="P1">Editing file: labels/bcplabs/mon/te3.lab</text:p>
      <text:p text:style-name="P1"><text:soft-page-break/><text:s text:c="3"/>0 adds; 0 deletes; 0 replaces; 58 changes; 0 merges</text:p>
      <text:p text:style-name="P1">Editing file: labels/bcplabs/mon/tr1.lab</text:p>
      <text:p text:style-name="P1"><text:s text:c="3"/>0 adds; 0 deletes; 0 replaces; 36 changes; 0 merges</text:p>
      <text:p text:style-name="P1">Editing file: labels/bcplabs/mon/tr2.lab</text:p>
      <text:p text:style-name="P1"><text:s text:c="3"/>0 adds; 0 deletes; 0 replaces; 43 changes; 0 merges</text:p>
      <text:p text:style-name="P1">Editing file: labels/bcplabs/mon/tr3.lab</text:p>
      <text:p text:style-name="P1"><text:s text:c="3"/>0 adds; 0 deletes; 0 replaces; 35 changes; 0 merges</text:p>
      <text:p text:style-name="P1">Editing file: labels/bcplabs/mon/tr4.lab</text:p>
      <text:p text:style-name="P1"><text:s text:c="3"/>0 adds; 0 deletes; 0 replaces; 28 changes; 0 merges</text:p>
      <text:p text:style-name="P1">Editing file: labels/bcplabs/mon/tr5.lab</text:p>
      <text:p text:style-name="P1"><text:s text:c="3"/>0 adds; 0 deletes; 0 replaces; 20 changes; 0 merges</text:p>
      <text:p text:style-name="P1">Editing file: labels/bcplabs/mon/tr6.lab</text:p>
      <text:p text:style-name="P1"><text:s text:c="3"/>0 adds; 0 deletes; 0 replaces; 24 changes; 0 merges</text:p>
      <text:p text:style-name="P1">Editing file: labels/bcplabs/mon/tr7.lab</text:p>
      <text:p text:style-name="P1"><text:s text:c="3"/>0 adds; 0 deletes; 0 replaces; 19 changes; 0 merges</text:p>
      <text:p text:style-name="P1"/>
      <text:p text:style-name="P1">No HTK Configuration Parameters Set</text:p>
      <text:p text:style-name="P1"/>
      <text:p text:style-name="P1">Source Directory Empty hmms/hmm.2</text:p>
      <text:p text:style-name="P1">celsius-edward@Celsius:~/Documents/NLP/htk/sources/htk/samples/HTKDemo$ which HInit</text:p>
      <text:p text:style-name="P1">which HRest</text:p>
      <text:p text:style-name="P1">which HERest</text:p>
      <text:p text:style-name="P1">which HVite</text:p>
      <text:p text:style-name="P1">/home/celsius-edward/Documents/NLP/htk/sources/htk/HTKTools/HInit</text:p>
      <text:p text:style-name="P1">/home/celsius-edward/Documents/NLP/htk/sources/htk/HTKTools/HRest</text:p>
      <text:p text:style-name="P1">/home/celsius-edward/Documents/NLP/htk/sources/htk/HTKTools/HERest</text:p>
      <text:p text:style-name="P1">/home/celsius-edward/Documents/NLP/htk/sources/htk/HTKTools/HVite</text:p>
      <text:p text:style-name="P1">celsius-edward@Celsius:~/Documents/NLP/htk/sources/htk/samples/HTKDemo$ HInit -A -D -T 1 -H hmms/hmm.0/macros -H hmms/hmm.0/hmmdefs -M hmms/hmm.0 -S train.scp -l sp -m 1 -o sp -I labels/bcplabs/mon/train.mlf protos/sp</text:p>
      <text:p text:style-name="P1">HInit -A -D -T 1 -H hmms/hmm.0/macros -H hmms/hmm.0/hmmdefs -M hmms/hmm.0 -S train.scp -l sp -m 1 -o sp -I labels/bcplabs/mon/train.mlf protos/sp </text:p>
      <text:p text:style-name="P1"><text:s text:c="2"/>ERROR [+5010] <text:s/>SetScriptFile: Cannot open script file train.scp</text:p>
      <text:p text:style-name="P1"><text:s text:c="2"/>ERROR [+5020] <text:s/>InitShell: SetScriptFile failed on file train.scp</text:p>
      <text:p text:style-name="P1"><text:s text:c="2"/>ERROR [+2100] <text:s/>HInit: InitShell failed</text:p>
      <text:p text:style-name="P1"><text:s/>FATAL ERROR - Terminating program HInit</text:p>
      <text:p text:style-name="P1">celsius-edward@Celsius:~/Documents/NLP/htk/sources/htk/samples/HTKDemo$ ls hmms/hmm.0</text:p>
      <text:p text:style-name="P1">ls hmms/hmm.1</text:p>
      <text:p text:style-name="P1">ls hmms/hmm.2</text:p>
      <text:p text:style-name="P1">celsius-edward@Celsius:~/Documents/NLP/htk/sources/htk/samples/HTKDemo$ mkdir -p proto tests hmms.hmm0 hmms.hmm1 hmms.hmm2 hmms.hmm3 hmms.tmp</text:p>
      <text:p text:style-name="P1">celsius-edward@Celsius:~/Documents/NLP/htk/sources/htk/samples/HTKDemo$ ./runDemo configs/monPlainM4S1.dcf</text:p>
      <text:p text:style-name="P1"><text:s/>Test Config File Read</text:p>
      <text:p text:style-name="P1"><text:s/>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reams <text:s text:c="11"/>1</text:p>
      <text:p text:style-name="P1">nMixes <text:s text:c="13"/>4</text:p>
      <text:p text:style-name="P1"><text:soft-page-break/>Context <text:s text:c="12"/>m</text:p>
      <text:p text:style-name="P1">TiedState <text:s text:c="10"/>n</text:p>
      <text:p text:style-name="P1">VQ_clust <text:s text:c="11"/>l</text:p>
      <text:p text:style-name="P1">HERest_Iter <text:s text:c="8"/>3</text:p>
      <text:p text:style-name="P1">HERest_par_mode <text:s text:c="4"/>n</text:p>
      <text:p text:style-name="P1">Clean_up <text:s text:c="11"/>y</text:p>
      <text:p text:style-name="P1">Trace_tool_calls <text:s text:c="3"/>y</text:p>
      <text:p text:style-name="P1"/>
      <text:p text:style-name="P1"/>
      <text:p text:style-name="P1">HCopy <text:s text:c="14"/>n</text:p>
      <text:p text:style-name="P1">HList <text:s text:c="14"/>n</text:p>
      <text:p text:style-name="P1">HQuant <text:s text:c="13"/>n</text:p>
      <text:p text:style-name="P1">HLEd <text:s text:c="15"/>n</text:p>
      <text:p text:style-name="P1">HInit <text:s text:c="14"/>y</text:p>
      <text:p text:style-name="P1">HRest <text:s text:c="14"/>y</text:p>
      <text:p text:style-name="P1">HERest <text:s text:c="13"/>y</text:p>
      <text:p text:style-name="P1">HSmooth <text:s text:c="12"/>n</text:p>
      <text:p text:style-name="P1">HVite <text:s text:c="14"/>y</text:p>
      <text:p text:style-name="P1"/>
      <text:p text:style-name="P1">Cleaning up directories</text:p>
      <text:p text:style-name="P1">Done cleaning</text:p>
      <text:p text:style-name="P1"/>
      <text:p text:style-name="P1"/>
      <text:p text:style-name="P1">./MakeProtoHMMSet protoconfs/proto_s1_m4_dc.pcf</text:p>
      <text:p text:style-name="P1"><text:s/>Proto Config File Read</text:p>
      <text:p text:style-name="P1"><text:s/>======================</text:p>
      <text:p text:style-name="P1">Parameter <text:s text:c="8"/>Value</text:p>
      <text:p text:style-name="P1">-----------------------</text:p>
      <text:p text:style-name="P1"/>
      <text:p text:style-name="P1">hsKind <text:s text:c="13"/>p</text:p>
      <text:p text:style-name="P1">covKind <text:s text:c="12"/>d</text:p>
      <text:p text:style-name="P1">nStates <text:s text:c="12"/>3</text:p>
      <text:p text:style-name="P1">nStreams <text:s text:c="11"/>1</text:p>
      <text:p text:style-name="P1">sWidths <text:s text:c="12"/>26</text:p>
      <text:p text:style-name="P1">mixes <text:s text:c="14"/>4</text:p>
      <text:p text:style-name="P1">parmKind <text:s text:c="11"/>MFCC_E_D</text:p>
      <text:p text:style-name="P1">vecSize <text:s text:c="12"/>26</text:p>
      <text:p text:style-name="P1">outDir <text:s text:c="13"/>proto</text:p>
      <text:p text:style-name="P1">hmmList <text:s text:c="12"/>lists/bcplist</text:p>
      <text:p text:style-name="P1"/>
      <text:p text:style-name="P1"/>
      <text:p text:style-name="P1">Writing HMMSet</text:p>
      <text:p text:style-name="P1"/>
      <text:p text:style-name="P1">Writing HMMDef to proto/S</text:p>
      <text:p text:style-name="P1">Writing HMMDef to proto/C</text:p>
      <text:p text:style-name="P1">Writing HMMDef to proto/V</text:p>
      <text:p text:style-name="P1">Writing HMMDef to proto/N</text:p>
      <text:p text:style-name="P1">Writing HMMDef to proto/L</text:p>
      <text:p text:style-name="P1"/>
      <text:p text:style-name="P1"/>
      <text:p text:style-name="P1">Calling HInit for HMM S</text:p>
      <text:p text:style-name="P1"><text:soft-page-break/>HInit -A -i 10 -L labels/bcplabs/mon -l S -o S -C toolconfs/hinit.conf -D -M hmms/hmm.0 -T 1 proto/S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Initialising <text:s/>HMM proto/S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S</text:p>
      <text:p text:style-name="P1"><text:s/>maxIter <text:s/>: <text:s/>10</text:p>
      <text:p text:style-name="P1"><text:s/>epsilon <text:s/>: <text:s/>0.000100</text:p>
      <text:p text:style-name="P1"><text:s/>minSeg <text:s text:c="2"/>: <text:s/>3</text:p>
      <text:p text:style-name="P1"><text:s/>Updating : <text:s/>Means Variances MixWeights/DProbs TransProbs</text:p>
      <text:p text:style-name="P1"/>
      <text:p text:style-name="P1"><text:s/>- system is PLAIN</text:p>
      <text:p text:style-name="P1">16 Observation Sequences Loaded</text:p>
      <text:p text:style-name="P1">Starting Estimation Process</text:p>
      <text:p text:style-name="P1">Iteration 1: Average LogP = <text:s/>-742.37573</text:p>
      <text:p text:style-name="P1">Iteration 2: Average LogP = <text:s/>-733.94324 <text:s/>Change = <text:s text:c="4"/>8.43250</text:p>
      <text:p text:style-name="P1">Iteration 3: Average LogP = <text:s/>-731.84814 <text:s/>Change = <text:s text:c="4"/>2.09509</text:p>
      <text:p text:style-name="P1">Iteration 4: Average LogP = <text:s/>-731.72070 <text:s/>Change = <text:s text:c="4"/>0.12744</text:p>
      <text:p text:style-name="P1">Iteration 5: Average LogP = <text:s/>-731.72070 <text:s/>Change = <text:s text:c="4"/>0.00000</text:p>
      <text:p text:style-name="P1">Estimation converged at iteration 6</text:p>
      <text:p text:style-name="P1">Output written to directory hmms/hmm.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Init for HMM C</text:p>
      <text:p text:style-name="P1">HInit -A -i 10 -L labels/bcplabs/mon -l C -o C -C toolconfs/hinit.conf -D -M hmms/hmm.0 -T 1 proto/C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<text:soft-page-break/>Initialising <text:s/>HMM proto/C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C</text:p>
      <text:p text:style-name="P1"><text:s/>maxIter <text:s/>: <text:s/>10</text:p>
      <text:p text:style-name="P1"><text:s/>epsilon <text:s/>: <text:s/>0.000100</text:p>
      <text:p text:style-name="P1"><text:s/>minSeg <text:s text:c="2"/>: <text:s/>3</text:p>
      <text:p text:style-name="P1"><text:s/>Updating : <text:s/>Means Variances MixWeights/DProbs TransProbs</text:p>
      <text:p text:style-name="P1"/>
      <text:p text:style-name="P1"><text:s/>- system is PLAIN</text:p>
      <text:p text:style-name="P1">90 Observation Sequences Loaded</text:p>
      <text:p text:style-name="P1">Starting Estimation Process</text:p>
      <text:p text:style-name="P1">Iteration 1: Average LogP = <text:s/>-512.35211</text:p>
      <text:p text:style-name="P1">Iteration 2: Average LogP = <text:s/>-507.00195 <text:s/>Change = <text:s text:c="4"/>5.35016</text:p>
      <text:p text:style-name="P1">Iteration 3: Average LogP = <text:s/>-505.80078 <text:s/>Change = <text:s text:c="4"/>1.20117</text:p>
      <text:p text:style-name="P1">Iteration 4: Average LogP = <text:s/>-505.32339 <text:s/>Change = <text:s text:c="4"/>0.47739</text:p>
      <text:p text:style-name="P1">Iteration 5: Average LogP = <text:s/>-505.13950 <text:s/>Change = <text:s text:c="4"/>0.18390</text:p>
      <text:p text:style-name="P1">Iteration 6: Average LogP = <text:s/>-504.92328 <text:s/>Change = <text:s text:c="4"/>0.21622</text:p>
      <text:p text:style-name="P1">Iteration 7: Average LogP = <text:s/>-504.71793 <text:s/>Change = <text:s text:c="4"/>0.20535</text:p>
      <text:p text:style-name="P1">Iteration 8: Average LogP = <text:s/>-504.58469 <text:s/>Change = <text:s text:c="4"/>0.13324</text:p>
      <text:p text:style-name="P1">Iteration 9: Average LogP = <text:s/>-504.44458 <text:s/>Change = <text:s text:c="4"/>0.14011</text:p>
      <text:p text:style-name="P1">Iteration 10: Average LogP = <text:s/>-504.30582 <text:s/>Change = <text:s text:c="4"/>0.13876</text:p>
      <text:p text:style-name="P1">Estimation aborted at iteration 11</text:p>
      <text:p text:style-name="P1">Output written to directory hmms/hmm.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Init for HMM V</text:p>
      <text:p text:style-name="P1">HInit -A -i 10 -L labels/bcplabs/mon -l V -o V -C toolconfs/hinit.conf -D -M hmms/hmm.0 -T 1 proto/V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Initialising <text:s/>HMM proto/V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oft-page-break/><text:s/>Number of owners = 1</text:p>
      <text:p text:style-name="P1"><text:s/>SegLab <text:s text:c="2"/>: <text:s/>V</text:p>
      <text:p text:style-name="P1"><text:s/>maxIter <text:s/>: <text:s/>10</text:p>
      <text:p text:style-name="P1"><text:s/>epsilon <text:s/>: <text:s/>0.000100</text:p>
      <text:p text:style-name="P1"><text:s/>minSeg <text:s text:c="2"/>: <text:s/>3</text:p>
      <text:p text:style-name="P1"><text:s/>Updating : <text:s/>Means Variances MixWeights/DProbs TransProbs</text:p>
      <text:p text:style-name="P1"/>
      <text:p text:style-name="P1"><text:s/>- system is PLAIN</text:p>
      <text:p text:style-name="P1">68 Observation Sequences Loaded</text:p>
      <text:p text:style-name="P1">Starting Estimation Process</text:p>
      <text:p text:style-name="P1">Iteration 1: Average LogP = <text:s/>-565.63660</text:p>
      <text:p text:style-name="P1">Iteration 2: Average LogP = <text:s/>-558.68311 <text:s/>Change = <text:s text:c="4"/>6.95349</text:p>
      <text:p text:style-name="P1">Iteration 3: Average LogP = <text:s/>-556.77576 <text:s/>Change = <text:s text:c="4"/>1.90735</text:p>
      <text:p text:style-name="P1">Iteration 4: Average LogP = <text:s/>-555.97186 <text:s/>Change = <text:s text:c="4"/>0.80389</text:p>
      <text:p text:style-name="P1">Iteration 5: Average LogP = <text:s/>-555.04242 <text:s/>Change = <text:s text:c="4"/>0.92944</text:p>
      <text:p text:style-name="P1">Iteration 6: Average LogP = <text:s/>-554.59387 <text:s/>Change = <text:s text:c="4"/>0.44855</text:p>
      <text:p text:style-name="P1">Iteration 7: Average LogP = <text:s/>-554.07416 <text:s/>Change = <text:s text:c="4"/>0.51971</text:p>
      <text:p text:style-name="P1">Iteration 8: Average LogP = <text:s/>-553.66132 <text:s/>Change = <text:s text:c="4"/>0.41284</text:p>
      <text:p text:style-name="P1">Iteration 9: Average LogP = <text:s/>-553.17078 <text:s/>Change = <text:s text:c="4"/>0.49054</text:p>
      <text:p text:style-name="P1">Iteration 10: Average LogP = <text:s/>-552.86060 <text:s/>Change = <text:s text:c="4"/>0.31018</text:p>
      <text:p text:style-name="P1">Estimation aborted at iteration 11</text:p>
      <text:p text:style-name="P1">Output written to directory hmms/hmm.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Init for HMM N</text:p>
      <text:p text:style-name="P1">HInit -A -i 10 -L labels/bcplabs/mon -l N -o N -C toolconfs/hinit.conf -D -M hmms/hmm.0 -T 1 proto/N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Initialising <text:s/>HMM proto/N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N</text:p>
      <text:p text:style-name="P1"><text:s/>maxIter <text:s/>: <text:s/>10</text:p>
      <text:p text:style-name="P1"><text:s/>epsilon <text:s/>: <text:s/>0.000100</text:p>
      <text:p text:style-name="P1"><text:s/>minSeg <text:s text:c="2"/>: <text:s/>3</text:p>
      <text:p text:style-name="P1"><text:soft-page-break/><text:s/>Updating : <text:s/>Means Variances MixWeights/DProbs TransProbs</text:p>
      <text:p text:style-name="P1"/>
      <text:p text:style-name="P1"><text:s/>- system is PLAIN</text:p>
      <text:p text:style-name="P1">16 Observation Sequences Loaded</text:p>
      <text:p text:style-name="P1">Starting Estimation Process</text:p>
      <text:p text:style-name="P1">Iteration 1: Average LogP = <text:s/>-354.38034</text:p>
      <text:p text:style-name="P1">Iteration 2: Average LogP = <text:s/>-351.25546 <text:s/>Change = <text:s text:c="4"/>3.12488</text:p>
      <text:p text:style-name="P1">Iteration 3: Average LogP = <text:s/>-350.29932 <text:s/>Change = <text:s text:c="4"/>0.95615</text:p>
      <text:p text:style-name="P1">Iteration 4: Average LogP = <text:s/>-349.17218 <text:s/>Change = <text:s text:c="4"/>1.12714</text:p>
      <text:p text:style-name="P1">Iteration 5: Average LogP = <text:s/>-349.17218 <text:s/>Change = <text:s text:c="4"/>0.00000</text:p>
      <text:p text:style-name="P1">Estimation converged at iteration 6</text:p>
      <text:p text:style-name="P1">Output written to directory hmms/hmm.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Init for HMM L</text:p>
      <text:p text:style-name="P1">HInit -A -i 10 -L labels/bcplabs/mon -l L -o L -C toolconfs/hinit.conf -D -M hmms/hmm.0 -T 1 proto/L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Initialising <text:s/>HMM proto/L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L</text:p>
      <text:p text:style-name="P1"><text:s/>maxIter <text:s/>: <text:s/>10</text:p>
      <text:p text:style-name="P1"><text:s/>epsilon <text:s/>: <text:s/>0.000100</text:p>
      <text:p text:style-name="P1"><text:s/>minSeg <text:s text:c="2"/>: <text:s/>3</text:p>
      <text:p text:style-name="P1"><text:s/>Updating : <text:s/>Means Variances MixWeights/DProbs TransProbs</text:p>
      <text:p text:style-name="P1"/>
      <text:p text:style-name="P1"><text:s/>- system is PLAIN</text:p>
      <text:p text:style-name="P1">25 Observation Sequences Loaded</text:p>
      <text:p text:style-name="P1">Starting Estimation Process</text:p>
      <text:p text:style-name="P1">Iteration 1: Average LogP = <text:s/>-389.06375</text:p>
      <text:p text:style-name="P1">Iteration 2: Average LogP = <text:s/>-386.23343 <text:s/>Change = <text:s text:c="4"/>2.83032</text:p>
      <text:p text:style-name="P1">Iteration 3: Average LogP = <text:s/>-384.47894 <text:s/>Change = <text:s text:c="4"/>1.75449</text:p>
      <text:p text:style-name="P1">Iteration 4: Average LogP = <text:s/>-384.13928 <text:s/>Change = <text:s text:c="4"/>0.33966</text:p>
      <text:p text:style-name="P1">Iteration 5: Average LogP = <text:s/>-383.94278 <text:s/>Change = <text:s text:c="4"/>0.19650</text:p>
      <text:p text:style-name="P1"><text:soft-page-break/>Iteration 6: Average LogP = <text:s/>-383.94281 <text:s/>Change = <text:s text:c="3"/>-0.00003</text:p>
      <text:p text:style-name="P1">Estimation converged at iteration 7</text:p>
      <text:p text:style-name="P1">Output written to directory hmms/hmm.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Rest for HMM S</text:p>
      <text:p text:style-name="P1">HRest -A -u tmvw -w 3 -v 0.05 -i 10 -L labels/bcplabs/mon -l S -C toolconfs/hrest.conf -D -M hmms/hmm.1 -T 1 hmms/hmm.0/S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estimating HMM hmms/hmm.0/S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S</text:p>
      <text:p text:style-name="P1"><text:s/>MaxIter <text:s/>: <text:s/>10</text:p>
      <text:p text:style-name="P1"><text:s/>Epsilon <text:s/>: <text:s/>0.000100</text:p>
      <text:p text:style-name="P1"><text:s/>Updating : <text:s/>Transitions Means Variances </text:p>
      <text:p text:style-name="P1"/>
      <text:p text:style-name="P1"><text:s/>- system is PLAIN</text:p>
      <text:p text:style-name="P1">16 Examples loaded, Max length = 20, Min length = 13</text:p>
      <text:p text:style-name="P1">Ave LogProb at iter 1 = -731.51141 using 16 examples</text:p>
      <text:p text:style-name="P1">Ave LogProb at iter 2 = -748.44415 using 16 examples <text:s/>change = <text:s/>-16.93274</text:p>
      <text:p text:style-name="P1">Ave LogProb at iter 3 = -747.37549 using 16 examples <text:s/>change = <text:s text:c="3"/>1.06866</text:p>
      <text:p text:style-name="P1">Ave LogProb at iter 4 = -746.80237 using 16 examples <text:s/>change = <text:s text:c="3"/>0.57312</text:p>
      <text:p text:style-name="P1">Ave LogProb at iter 5 = -746.35895 using 16 examples <text:s/>change = <text:s text:c="3"/>0.44342</text:p>
      <text:p text:style-name="P1">Ave LogProb at iter 6 = -745.83453 using 16 examples <text:s/>change = <text:s text:c="3"/>0.52441</text:p>
      <text:p text:style-name="P1">Ave LogProb at iter 7 = -745.09705 using 16 examples <text:s/>change = <text:s text:c="3"/>0.73749</text:p>
      <text:p text:style-name="P1">Ave LogProb at iter 8 = -744.34113 using 16 examples <text:s/>change = <text:s text:c="3"/>0.75592</text:p>
      <text:p text:style-name="P1">Ave LogProb at iter 9 = -743.61877 using 16 examples <text:s/>change = <text:s text:c="3"/>0.72235</text:p>
      <text:p text:style-name="P1">Ave LogProb at iter 10 = -742.67548 using 16 examples <text:s/>change = <text:s text:c="3"/>0.94330</text:p>
      <text:p text:style-name="P1">Estimation aborted at iteration 1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oft-page-break/><text:s text:c="18"/>TARGETKIND <text:s text:c="13"/>MFCC_E_D</text:p>
      <text:p text:style-name="P1"/>
      <text:p text:style-name="P1"/>
      <text:p text:style-name="P1"/>
      <text:p text:style-name="P1">Calling HRest for HMM C</text:p>
      <text:p text:style-name="P1">HRest -A -u tmvw -w 3 -v 0.05 -i 10 -L labels/bcplabs/mon -l C -C toolconfs/hrest.conf -D -M hmms/hmm.1 -T 1 hmms/hmm.0/C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estimating HMM hmms/hmm.0/C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C</text:p>
      <text:p text:style-name="P1"><text:s/>MaxIter <text:s/>: <text:s/>10</text:p>
      <text:p text:style-name="P1"><text:s/>Epsilon <text:s/>: <text:s/>0.000100</text:p>
      <text:p text:style-name="P1"><text:s/>Updating : <text:s/>Transitions Means Variances </text:p>
      <text:p text:style-name="P1"/>
      <text:p text:style-name="P1"><text:s/>- system is PLAIN</text:p>
      <text:p text:style-name="P1">90 Examples loaded, Max length = 25, Min length = 3</text:p>
      <text:p text:style-name="P1">Ave LogProb at iter 1 = -504.07028 using 90 examples</text:p>
      <text:p text:style-name="P1">Ave LogProb at iter 2 = -511.19714 using 90 examples <text:s/>change = <text:s text:c="2"/>-7.12686</text:p>
      <text:p text:style-name="P1">Ave LogProb at iter 3 = -511.04193 using 90 examples <text:s/>change = <text:s text:c="3"/>0.15521</text:p>
      <text:p text:style-name="P1">Ave LogProb at iter 4 = -510.93842 using 90 examples <text:s/>change = <text:s text:c="3"/>0.10352</text:p>
      <text:p text:style-name="P1">Ave LogProb at iter 5 = -510.84048 using 90 examples <text:s/>change = <text:s text:c="3"/>0.09793</text:p>
      <text:p text:style-name="P1">Ave LogProb at iter 6 = -510.73703 using 90 examples <text:s/>change = <text:s text:c="3"/>0.10345</text:p>
      <text:p text:style-name="P1">Ave LogProb at iter 7 = -510.62729 using 90 examples <text:s/>change = <text:s text:c="3"/>0.10974</text:p>
      <text:p text:style-name="P1">Ave LogProb at iter 8 = -510.34088 using 90 examples <text:s/>change = <text:s text:c="3"/>0.28641</text:p>
      <text:p text:style-name="P1">Ave LogProb at iter 9 = -510.24252 using 90 examples <text:s/>change = <text:s text:c="3"/>0.09836</text:p>
      <text:p text:style-name="P1">Ave LogProb at iter 10 = -510.18433 using 90 examples <text:s/>change = <text:s text:c="3"/>0.05820</text:p>
      <text:p text:style-name="P1">Estimation aborted at iteration 1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Rest for HMM V</text:p>
      <text:p text:style-name="P1">HRest -A -u tmvw -w 3 -v 0.05 -i 10 -L labels/bcplabs/mon -l V -C toolconfs/hrest.conf -D -M hmms/hmm.1 -T 1 hmms/hmm.0/V data/train/tr1.mfc data/train/tr2.mfc data/train/tr3.mfc data/train/tr4.mfc data/train/tr5.mfc data/train/tr6.mfc data/train/tr7.mfc </text:p>
      <text:p text:style-name="P1"><text:soft-page-break/></text:p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estimating HMM hmms/hmm.0/V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V</text:p>
      <text:p text:style-name="P1"><text:s/>MaxIter <text:s/>: <text:s/>10</text:p>
      <text:p text:style-name="P1"><text:s/>Epsilon <text:s/>: <text:s/>0.000100</text:p>
      <text:p text:style-name="P1"><text:s/>Updating : <text:s/>Transitions Means Variances </text:p>
      <text:p text:style-name="P1"/>
      <text:p text:style-name="P1"><text:s/>- system is PLAIN</text:p>
      <text:p text:style-name="P1">68 Examples loaded, Max length = 28, Min length = 3</text:p>
      <text:p text:style-name="P1">Ave LogProb at iter 1 = -552.41473 using 68 examples</text:p>
      <text:p text:style-name="P1">Ave LogProb at iter 2 = -563.52899 using 68 examples <text:s/>change = <text:s/>-11.11426</text:p>
      <text:p text:style-name="P1">Ave LogProb at iter 3 = -563.11798 using 68 examples <text:s/>change = <text:s text:c="3"/>0.41101</text:p>
      <text:p text:style-name="P1">Ave LogProb at iter 4 = -562.92511 using 68 examples <text:s/>change = <text:s text:c="3"/>0.19287</text:p>
      <text:p text:style-name="P1">Ave LogProb at iter 5 = -562.86829 using 68 examples <text:s/>change = <text:s text:c="3"/>0.05682</text:p>
      <text:p text:style-name="P1">Ave LogProb at iter 6 = -562.82678 using 68 examples <text:s/>change = <text:s text:c="3"/>0.04150</text:p>
      <text:p text:style-name="P1">Ave LogProb at iter 7 = -562.70428 using 68 examples <text:s/>change = <text:s text:c="3"/>0.12250</text:p>
      <text:p text:style-name="P1">Ave LogProb at iter 8 = -562.50781 using 68 examples <text:s/>change = <text:s text:c="3"/>0.19647</text:p>
      <text:p text:style-name="P1">Ave LogProb at iter 9 = -562.44519 using 68 examples <text:s/>change = <text:s text:c="3"/>0.06262</text:p>
      <text:p text:style-name="P1">Ave LogProb at iter 10 = -562.40015 using 68 examples <text:s/>change = <text:s text:c="3"/>0.04504</text:p>
      <text:p text:style-name="P1">Estimation aborted at iteration 1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Rest for HMM N</text:p>
      <text:p text:style-name="P1">HRest -A -u tmvw -w 3 -v 0.05 -i 10 -L labels/bcplabs/mon -l N -C toolconfs/hrest.conf -D -M hmms/hmm.1 -T 1 hmms/hmm.0/N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estimating HMM hmms/hmm.0/N . . . </text:p>
      <text:p text:style-name="P1"><text:soft-page-break/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N</text:p>
      <text:p text:style-name="P1"><text:s/>MaxIter <text:s/>: <text:s/>10</text:p>
      <text:p text:style-name="P1"><text:s/>Epsilon <text:s/>: <text:s/>0.000100</text:p>
      <text:p text:style-name="P1"><text:s/>Updating : <text:s/>Transitions Means Variances </text:p>
      <text:p text:style-name="P1"/>
      <text:p text:style-name="P1"><text:s/>- system is PLAIN</text:p>
      <text:p text:style-name="P1">16 Examples loaded, Max length = 13, Min length = 4</text:p>
      <text:p text:style-name="P1">Ave LogProb at iter 1 = -349.13290 using 16 examples</text:p>
      <text:p text:style-name="P1">Ave LogProb at iter 2 = -358.53952 using 16 examples <text:s/>change = <text:s text:c="2"/>-9.40662</text:p>
      <text:p text:style-name="P1">Ave LogProb at iter 3 = -357.53293 using 16 examples <text:s/>change = <text:s text:c="3"/>1.00659</text:p>
      <text:p text:style-name="P1">Ave LogProb at iter 4 = -356.67795 using 16 examples <text:s/>change = <text:s text:c="3"/>0.85498</text:p>
      <text:p text:style-name="P1">Ave LogProb at iter 5 = -356.62671 using 16 examples <text:s/>change = <text:s text:c="3"/>0.05124</text:p>
      <text:p text:style-name="P1">Ave LogProb at iter 6 = -356.62457 using 16 examples <text:s/>change = <text:s text:c="3"/>0.00214</text:p>
      <text:p text:style-name="P1">Ave LogProb at iter 7 = -356.62366 using 16 examples <text:s/>change = <text:s text:c="3"/>0.00092</text:p>
      <text:p text:style-name="P1">Ave LogProb at iter 8 = -356.62125 using 16 examples <text:s/>change = <text:s text:c="3"/>0.00241</text:p>
      <text:p text:style-name="P1">Ave LogProb at iter 9 = -356.61197 using 16 examples <text:s/>change = <text:s text:c="3"/>0.00928</text:p>
      <text:p text:style-name="P1">Ave LogProb at iter 10 = -356.57196 using 16 examples <text:s/>change = <text:s text:c="3"/>0.04001</text:p>
      <text:p text:style-name="P1">Estimation aborted at iteration 10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Calling HRest for HMM L</text:p>
      <text:p text:style-name="P1">HRest -A -u tmvw -w 3 -v 0.05 -i 10 -L labels/bcplabs/mon -l L -C toolconfs/hrest.conf -D -M hmms/hmm.1 -T 1 hmms/hmm.0/L data/train/tr1.mfc data/train/tr2.mfc data/train/tr3.mfc data/train/tr4.mfc data/train/tr5.mfc data/train/tr6.mfc data/train/tr7.mfc 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estimating HMM hmms/hmm.0/L . . . </text:p>
      <text:p text:style-name="P1"><text:s/>States <text:s text:c="2"/>: <text:s text:c="2"/>2 <text:s/>3 <text:s/>4 (width)</text:p>
      <text:p text:style-name="P1"><text:s/>Mixes <text:s/>s1: <text:s text:c="2"/>4 <text:s/>4 <text:s/>4 ( 26 <text:s/>)</text:p>
      <text:p text:style-name="P1"><text:s/>Num Using: <text:s text:c="2"/>0 <text:s/>0 <text:s/>0</text:p>
      <text:p text:style-name="P1"><text:s/>Parm Kind: <text:s/>MFCC_E_D</text:p>
      <text:p text:style-name="P1"><text:s/>Number of owners = 1</text:p>
      <text:p text:style-name="P1"><text:s/>SegLab <text:s text:c="2"/>: <text:s/>L</text:p>
      <text:p text:style-name="P1"><text:s/>MaxIter <text:s/>: <text:s/>10</text:p>
      <text:p text:style-name="P1"><text:s/>Epsilon <text:s/>: <text:s/>0.000100</text:p>
      <text:p text:style-name="P1"><text:soft-page-break/><text:s/>Updating : <text:s/>Transitions Means Variances </text:p>
      <text:p text:style-name="P1"/>
      <text:p text:style-name="P1"><text:s/>- system is PLAIN</text:p>
      <text:p text:style-name="P1">25 Examples loaded, Max length = 14, Min length = 4</text:p>
      <text:p text:style-name="P1">Ave LogProb at iter 1 = -383.75870 using 25 examples</text:p>
      <text:p text:style-name="P1">Ave LogProb at iter 2 = -390.90555 using 25 examples <text:s/>change = <text:s text:c="2"/>-7.14685</text:p>
      <text:p text:style-name="P1">Ave LogProb at iter 3 = -389.77762 using 25 examples <text:s/>change = <text:s text:c="3"/>1.12793</text:p>
      <text:p text:style-name="P1">Ave LogProb at iter 4 = -388.97116 using 25 examples <text:s/>change = <text:s text:c="3"/>0.80646</text:p>
      <text:p text:style-name="P1">Ave LogProb at iter 5 = -388.79602 using 25 examples <text:s/>change = <text:s text:c="3"/>0.17514</text:p>
      <text:p text:style-name="P1">Ave LogProb at iter 6 = -388.70407 using 25 examples <text:s/>change = <text:s text:c="3"/>0.09195</text:p>
      <text:p text:style-name="P1">Ave LogProb at iter 7 = -388.69913 using 25 examples <text:s/>change = <text:s text:c="3"/>0.00494</text:p>
      <text:p text:style-name="P1">Ave LogProb at iter 8 = -388.69910 using 25 examples <text:s/>change = <text:s text:c="3"/>0.00003</text:p>
      <text:p text:style-name="P1">Estimation converged at iteration 8</text:p>
      <text:p text:style-name="P1"/>
      <text:p text:style-name="P1">HTK Configuration Parameters[3]</text:p>
      <text:p text:style-name="P1"><text:s text:c="2"/>Module/Tool <text:s text:c="4"/>Parameter <text:s text:c="17"/>Valu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Iteration 1 of Embedded Re-estimation</text:p>
      <text:p text:style-name="P1">HERest -A -w 3 -v 0.05 -C toolconfs/herest.conf -u tmvw -d hmms/hmm.1 -D -M hmms/hmm.2 -L labels/bcplabs/mon -t 2000.0 -T 1 lists/bcplist data/train/tr1.mfc data/train/tr2.mfc data/train/tr3.mfc data/train/tr4.mfc data/train/tr5.mfc data/train/tr6.mfc data/train/tr7.mfc 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3"/>TRUE</text:p>
      <text:p text:style-name="P1"># <text:s text:c="16"/>KEEPDISTINCT <text:s text:c="15"/>TRU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HERest <text:s/>ML Updating: Transitions Means Variances MixWeights </text:p>
      <text:p text:style-name="P1"/>
      <text:p text:style-name="P1"><text:s/>System is PLAIN</text:p>
      <text:p text:style-name="P1">5 Logical/5 Physical Models Loaded, VecSize=26</text:p>
      <text:p text:style-name="P1">Pruning-On[2000.0]</text:p>
      <text:p text:style-name="P1"><text:s/>Processing Data: tr1.mfc; Label tr1.lab</text:p>
      <text:p text:style-name="P1"><text:s/>Utterance prob per frame = -5.615355e+01</text:p>
      <text:p text:style-name="P1"><text:s/>Processing Data: tr2.mfc; Label tr2.lab</text:p>
      <text:p text:style-name="P1"><text:s/>Utterance prob per frame = -5.563506e+01</text:p>
      <text:p text:style-name="P1"><text:s/>Processing Data: tr3.mfc; Label tr3.lab</text:p>
      <text:p text:style-name="P1"><text:s/>Utterance prob per frame = -5.638857e+01</text:p>
      <text:p text:style-name="P1"><text:s/>Processing Data: tr4.mfc; Label tr4.lab</text:p>
      <text:p text:style-name="P1"><text:s/>Utterance prob per frame = -5.579357e+01</text:p>
      <text:p text:style-name="P1"><text:s/>Processing Data: tr5.mfc; Label tr5.lab</text:p>
      <text:p text:style-name="P1"><text:s/>Utterance prob per frame = -5.454091e+01</text:p>
      <text:p text:style-name="P1"><text:s/>Processing Data: tr6.mfc; Label tr6.lab</text:p>
      <text:p text:style-name="P1"><text:s/>Utterance prob per frame = -5.575261e+01</text:p>
      <text:p text:style-name="P1"><text:s/>Processing Data: tr7.mfc; Label tr7.lab</text:p>
      <text:p text:style-name="P1"><text:soft-page-break/><text:s/>Utterance prob per frame = -5.417235e+01</text:p>
      <text:p text:style-name="P1">Total 121 floored variance elements in 60 different mixes</text:p>
      <text:p text:style-name="P1">Saving hmm's to dir hmms/hmm.2</text:p>
      <text:p text:style-name="P1">Reestimation complete - average log prob per frame = -5.558136e+01</text:p>
      <text:p text:style-name="P1"><text:s text:c="5"/>- total frames seen <text:s text:c="9"/>= 1.811000e+03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<text:s text:c="18"/>BINARYACCFORMAT <text:s text:c="13"/>TRUE</text:p>
      <text:p text:style-name="P1"><text:s text:c="18"/>KEEPDISTINCT <text:s text:c="15"/>TRU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Iteration 2 of Embedded Re-estimation</text:p>
      <text:p text:style-name="P1">HERest -A -w 3 -v 0.05 -C toolconfs/herest.conf -u tmvw -d hmms/tmp -D -M hmms/hmm.2 -L labels/bcplabs/mon -t 2000.0 -T 1 lists/bcplist data/train/tr1.mfc data/train/tr2.mfc data/train/tr3.mfc data/train/tr4.mfc data/train/tr5.mfc data/train/tr6.mfc data/train/tr7.mfc 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3"/>TRUE</text:p>
      <text:p text:style-name="P1"># <text:s text:c="16"/>KEEPDISTINCT <text:s text:c="15"/>TRU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HERest <text:s/>ML Updating: Transitions Means Variances MixWeights </text:p>
      <text:p text:style-name="P1"/>
      <text:p text:style-name="P1"><text:s/>System is PLAIN</text:p>
      <text:p text:style-name="P1">5 Logical/5 Physical Models Loaded, VecSize=26</text:p>
      <text:p text:style-name="P1">Pruning-On[2000.0]</text:p>
      <text:p text:style-name="P1"><text:s/>Processing Data: tr1.mfc; Label tr1.lab</text:p>
      <text:p text:style-name="P1"><text:s/>Utterance prob per frame = -5.582631e+01</text:p>
      <text:p text:style-name="P1"><text:s/>Processing Data: tr2.mfc; Label tr2.lab</text:p>
      <text:p text:style-name="P1"><text:s/>Utterance prob per frame = -5.547223e+01</text:p>
      <text:p text:style-name="P1"><text:s/>Processing Data: tr3.mfc; Label tr3.lab</text:p>
      <text:p text:style-name="P1"><text:s/>Utterance prob per frame = -5.605767e+01</text:p>
      <text:p text:style-name="P1"><text:s/>Processing Data: tr4.mfc; Label tr4.lab</text:p>
      <text:p text:style-name="P1"><text:s/>Utterance prob per frame = -5.547487e+01</text:p>
      <text:p text:style-name="P1"><text:s/>Processing Data: tr5.mfc; Label tr5.lab</text:p>
      <text:p text:style-name="P1"><text:s/>Utterance prob per frame = -5.433916e+01</text:p>
      <text:p text:style-name="P1"><text:s/>Processing Data: tr6.mfc; Label tr6.lab</text:p>
      <text:p text:style-name="P1"><text:s/>Utterance prob per frame = -5.567738e+01</text:p>
      <text:p text:style-name="P1"><text:s/>Processing Data: tr7.mfc; Label tr7.lab</text:p>
      <text:p text:style-name="P1"><text:s/>Utterance prob per frame = -5.397079e+01</text:p>
      <text:p text:style-name="P1">Total 121 floored variance elements in 60 different mixes</text:p>
      <text:p text:style-name="P1">Saving hmm's to dir hmms/hmm.2</text:p>
      <text:p text:style-name="P1">Reestimation complete - average log prob per frame = -5.534710e+01</text:p>
      <text:p text:style-name="P1"><text:s text:c="5"/>- total frames seen <text:s text:c="9"/>= 1.811000e+03</text:p>
      <text:p text:style-name="P1"/>
      <text:p text:style-name="P1">HTK Configuration Parameters[4]</text:p>
      <text:p text:style-name="P1"><text:soft-page-break/><text:s text:c="2"/>Module/Tool <text:s text:c="4"/>Parameter <text:s text:c="17"/>Value</text:p>
      <text:p text:style-name="P1"><text:s text:c="18"/>BINARYACCFORMAT <text:s text:c="13"/>TRUE</text:p>
      <text:p text:style-name="P1"><text:s text:c="18"/>KEEPDISTINCT <text:s text:c="15"/>TRU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/>
      <text:p text:style-name="P1"/>
      <text:p text:style-name="P1">Iteration 3 of Embedded Re-estimation</text:p>
      <text:p text:style-name="P1">HERest -A -w 3 -v 0.05 -C toolconfs/herest.conf -u tmvw -d hmms/tmp -D -M hmms/hmm.2 -L labels/bcplabs/mon -t 2000.0 -T 1 lists/bcplist data/train/tr1.mfc data/train/tr2.mfc data/train/tr3.mfc data/train/tr4.mfc data/train/tr5.mfc data/train/tr6.mfc data/train/tr7.mfc 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3"/>TRUE</text:p>
      <text:p text:style-name="P1"># <text:s text:c="16"/>KEEPDISTINCT <text:s text:c="15"/>TRU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HERest <text:s/>ML Updating: Transitions Means Variances MixWeights </text:p>
      <text:p text:style-name="P1"/>
      <text:p text:style-name="P1"><text:s/>System is PLAIN</text:p>
      <text:p text:style-name="P1">5 Logical/5 Physical Models Loaded, VecSize=26</text:p>
      <text:p text:style-name="P1">Pruning-On[2000.0]</text:p>
      <text:p text:style-name="P1"><text:s/>Processing Data: tr1.mfc; Label tr1.lab</text:p>
      <text:p text:style-name="P1"><text:s/>Utterance prob per frame = -5.574131e+01</text:p>
      <text:p text:style-name="P1"><text:s/>Processing Data: tr2.mfc; Label tr2.lab</text:p>
      <text:p text:style-name="P1"><text:s/>Utterance prob per frame = -5.544745e+01</text:p>
      <text:p text:style-name="P1"><text:s/>Processing Data: tr3.mfc; Label tr3.lab</text:p>
      <text:p text:style-name="P1"><text:s/>Utterance prob per frame = -5.599007e+01</text:p>
      <text:p text:style-name="P1"><text:s/>Processing Data: tr4.mfc; Label tr4.lab</text:p>
      <text:p text:style-name="P1"><text:s/>Utterance prob per frame = -5.537166e+01</text:p>
      <text:p text:style-name="P1"><text:s/>Processing Data: tr5.mfc; Label tr5.lab</text:p>
      <text:p text:style-name="P1"><text:s/>Utterance prob per frame = -5.427945e+01</text:p>
      <text:p text:style-name="P1"><text:s/>Processing Data: tr6.mfc; Label tr6.lab</text:p>
      <text:p text:style-name="P1"><text:s/>Utterance prob per frame = -5.565529e+01</text:p>
      <text:p text:style-name="P1"><text:s/>Processing Data: tr7.mfc; Label tr7.lab</text:p>
      <text:p text:style-name="P1"><text:s/>Utterance prob per frame = -5.394204e+01</text:p>
      <text:p text:style-name="P1">Total 121 floored variance elements in 60 different mixes</text:p>
      <text:p text:style-name="P1">Saving hmm's to dir hmms/hmm.2</text:p>
      <text:p text:style-name="P1">Reestimation complete - average log prob per frame = -5.529128e+01</text:p>
      <text:p text:style-name="P1"><text:s text:c="5"/>- total frames seen <text:s text:c="9"/>= 1.811000e+03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<text:s text:c="18"/>BINARYACCFORMAT <text:s text:c="13"/>TRUE</text:p>
      <text:p text:style-name="P1"><text:s text:c="18"/>KEEPDISTINCT <text:s text:c="15"/>TRU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>Removed 5 files from hmms/tmp</text:p>
      <text:p text:style-name="P1"><text:soft-page-break/></text:p>
      <text:p text:style-name="P1">Testing on the training set</text:p>
      <text:p text:style-name="P1">HVite -A -C toolconfs/hvite.conf -d hmms/hmm.2 -l test -w networks/monLattice -D -L test -t 300.0 -T 1 -p 5.0 -s 0.0 lists/bcpvocab lists/bcplist data/train/tr1.mfc data/train/tr2.mfc data/train/tr3.mfc data/train/tr4.mfc data/train/tr5.mfc data/train/tr6.mfc data/train/tr7.mfc 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2"/>FALS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ad 5 physical / 5 logical HMMs</text:p>
      <text:p text:style-name="P1">Processing data directly from the input filesRead lattice with 8 nodes / 16 arcs</text:p>
      <text:p text:style-name="P1">Created network with 15 nodes / 23 links</text:p>
      <text:p text:style-name="P1">File: data/train/tr1.mfc</text:p>
      <text:p text:style-name="P1">S C V C V C C V C V C C C V C V N C C L V C V L V C C L V L V L L V L S <text:s/>== <text:s/>[303 frames] -54.8838 [Ac=-16814.8 LM=185.0] (Act=12.9)</text:p>
      <text:p text:style-name="P1">File: data/train/tr2.mfc</text:p>
      <text:p text:style-name="P1">S L V N C L V C C V L C S V C C C V C V N V N C V C V V S V N C C V N V C V V C C S <text:s/>== <text:s/>[381 frames] -54.5753 [Ac=-21008.2 LM=215.0] (Act=13.0)</text:p>
      <text:p text:style-name="P1">File: data/train/tr3.mfc</text:p>
      <text:p text:style-name="P1">S V C C L C C N C V C V C C V N V C C C L V C N V C C V C C V L S <text:s/>== <text:s/>[266 frames] -55.1768 [Ac=-14847.0 LM=170.0] (Act=12.9)</text:p>
      <text:p text:style-name="P1">File: data/train/tr4.mfc</text:p>
      <text:p text:style-name="P1">S V C V N C V V C C V C L V C C V C C C N V N C V C L V C S <text:s/>== <text:s/>[241 frames] -54.6246 [Ac=-13319.5 LM=155.0] (Act=12.9)</text:p>
      <text:p text:style-name="P1">File: data/train/tr5.mfc</text:p>
      <text:p text:style-name="P1">S V L L V L V C L L V L N L V C V C V C S <text:s/>== <text:s/>[214 frames] -53.4974 [Ac=-11558.4 LM=110.0] (Act=12.9)</text:p>
      <text:p text:style-name="P1">File: data/train/tr6.mfc</text:p>
      <text:p text:style-name="P1">S C V C C L V C S C V C C V C C N C C N V L C V C S <text:s/>== <text:s/>[212 frames] -54.9876 [Ac=-11792.4 LM=135.0] (Act=12.9)</text:p>
      <text:p text:style-name="P1">File: data/train/tr7.mfc</text:p>
      <text:p text:style-name="P1">S C C L V C V N C C C L C C V C C V V C S <text:s/>== <text:s/>[194 frames] -53.3214 [Ac=-10454.4 LM=110.0] (Act=12.9)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2"/>FALS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>HResults -A -s -L labels/bcplabs/mon lists/bcplist test/tr1.rec test/tr2.rec test/tr3.rec test/tr4.rec test/tr5.rec test/tr6.rec test/tr7.rec </text:p>
      <text:p text:style-name="P1">====================== HTK Results Analysis =======================</text:p>
      <text:p text:style-name="P1"><text:s text:c="2"/>Date: Sat Apr 19 02:58:34 2025</text:p>
      <text:p text:style-name="P1"><text:s text:c="2"/>Ref : labels/bcplabs/mon</text:p>
      <text:p text:style-name="P1"><text:s text:c="2"/>Rec : test/tr1.rec</text:p>
      <text:p text:style-name="P1"><text:s text:c="6"/>: test/tr2.rec</text:p>
      <text:p text:style-name="P1"><text:soft-page-break/><text:s text:c="6"/>: test/tr3.rec</text:p>
      <text:p text:style-name="P1"><text:s text:c="6"/>: test/tr4.rec</text:p>
      <text:p text:style-name="P1"><text:s text:c="6"/>: test/tr5.rec</text:p>
      <text:p text:style-name="P1">------------------------ Overall Results --------------------------</text:p>
      <text:p text:style-name="P1">SENT: %Correct=0.00 [H=0, S=7, N=7]</text:p>
      <text:p text:style-name="P1">WORD: %Corr=89.95, Acc=86.30 [H=197, D=18, S=4, I=8, N=219]</text:p>
      <text:p text:style-name="P1">===================================================================</text:p>
      <text:p text:style-name="P1"/>
      <text:p text:style-name="P1">Testing on the test set</text:p>
      <text:p text:style-name="P1">HVite -A -C toolconfs/hvite.conf -d hmms/hmm.2 -l test -w networks/monLattice -D -L test -t 300.0 -T 1 -p 5.0 -s 0.0 lists/bcpvocab lists/bcplist data/test/te1.mfc data/test/te2.mfc data/test/te3.mfc 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2"/>FALSE</text:p>
      <text:p text:style-name="P1"># <text:s text:c="16"/>KEEPDISTINCT <text:s text:c="14"/>FALSE</text:p>
      <text:p text:style-name="P1"># <text:s text:c="16"/>SAVEGLOBOPTS <text:s text:c="15"/>TRUE</text:p>
      <text:p text:style-name="P1"># <text:s text:c="16"/>TARGETKIND <text:s text:c="13"/>MFCC_E_D</text:p>
      <text:p text:style-name="P1"/>
      <text:p text:style-name="P1">Read 5 physical / 5 logical HMMs</text:p>
      <text:p text:style-name="P1">Processing data directly from the input filesRead lattice with 8 nodes / 16 arcs</text:p>
      <text:p text:style-name="P1">Created network with 15 nodes / 23 links</text:p>
      <text:p text:style-name="P1">File: data/test/te1.mfc</text:p>
      <text:p text:style-name="P1">S C V N V V C C C V C V C C V L V V C V C V L V C L V C S C V V S C S <text:s/>== <text:s/>[246 frames] -58.8195 [Ac=-14649.6 LM=180.0] (Act=12.9)</text:p>
      <text:p text:style-name="P1">File: data/test/te2.mfc</text:p>
      <text:p text:style-name="P1">S S C L L L C V C C C V C C C V V N C V V L V V C V C S C V V C V C C C V V V C L V C C C <text:s/>== <text:s/>[278 frames] -58.7465 [Ac=-16561.5 LM=230.0] (Act=12.9)</text:p>
      <text:p text:style-name="P1">File: data/test/te3.mfc</text:p>
      <text:p text:style-name="P1">S C V C C V C V C V L C V S C V C V C L C C C L L V C C V C C V N V C V V V C C C C C L V C C L N V C C C C S S <text:s/>== <text:s/>[418 frames] -58.5017 [Ac=-24738.7 LM=285.0] (Act=13.0)</text:p>
      <text:p text:style-name="P1"/>
      <text:p text:style-name="P1">HTK Configuration Parameters[4]</text:p>
      <text:p text:style-name="P1"><text:s text:c="2"/>Module/Tool <text:s text:c="4"/>Parameter <text:s text:c="17"/>Value</text:p>
      <text:p text:style-name="P1"># <text:s text:c="16"/>BINARYACCFORMAT <text:s text:c="12"/>FALSE</text:p>
      <text:p text:style-name="P1"><text:s text:c="18"/>KEEPDISTINCT <text:s text:c="14"/>FALSE</text:p>
      <text:p text:style-name="P1"><text:s text:c="18"/>SAVEGLOBOPTS <text:s text:c="15"/>TRUE</text:p>
      <text:p text:style-name="P1"><text:s text:c="18"/>TARGETKIND <text:s text:c="13"/>MFCC_E_D</text:p>
      <text:p text:style-name="P1"/>
      <text:p text:style-name="P1">HResults -A -s -L labels/bcplabs/mon lists/bcplist test/te1.rec test/te2.rec test/te3.rec </text:p>
      <text:p text:style-name="P1">====================== HTK Results Analysis =======================</text:p>
      <text:p text:style-name="P1"><text:s text:c="2"/>Date: Sat Apr 19 02:58:34 2025</text:p>
      <text:p text:style-name="P1"><text:s text:c="2"/>Ref : labels/bcplabs/mon</text:p>
      <text:p text:style-name="P1"><text:s text:c="2"/>Rec : test/te1.rec</text:p>
      <text:p text:style-name="P1"><text:s text:c="6"/>: test/te2.rec</text:p>
      <text:p text:style-name="P1"><text:s text:c="6"/>: test/te3.rec</text:p>
      <text:p text:style-name="P1">------------------------ Overall Results --------------------------</text:p>
      <text:p text:style-name="P1">SENT: %Correct=0.00 [H=0, S=3, N=3]</text:p>
      <text:p text:style-name="P1">WORD: %Corr=76.69, Acc=62.41 [H=102, D=16, S=15, I=19, N=133]</text:p>
      <text:p text:style-name="P1">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3:01:50.704696511</meta:creation-date>
    <dc:date>2025-04-19T03:02:58.334818880</dc:date>
    <meta:editing-duration>PT1M8S</meta:editing-duration>
    <meta:editing-cycles>1</meta:editing-cycles>
    <meta:document-statistic meta:table-count="0" meta:image-count="0" meta:object-count="0" meta:page-count="26" meta:paragraph-count="1070" meta:word-count="5250" meta:character-count="45596" meta:non-whitespace-character-count="33316"/>
    <meta:generator>LibreOffice/24.2.7.2$Linux_X86_64 LibreOffice_project/420$Build-2</meta:generator>
  </office:meta>
</office:document-meta>
</file>